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4pt" style:font-size-asian="14pt" style:font-size-complex="14pt" fo:font-style="italic" style:font-style-asian="italic" style:font-style-complex="italic"/>
    </style:style>
    <style:style style:name="ce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10D0C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10D0C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  <style:text-properties fo:color="#FF0000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  <style:text-properties fo:color="#FF0000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FF0000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  <style:text-properties fo:color="#C9211E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C0C0C0" style:rotation-angle="90" style:repeat-content="false"/>
      <style:paragraph-properties fo:text-align="center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36">
      <style:text-properties fo:font-size="10pt" style:font-size-asian="10pt" style:font-size-complex="10pt"/>
    </style:style>
    <style:style style:name="ce25" style:family="table-cell" style:parent-style-name="Default" style:data-style-name="N37">
      <style:text-properties fo:font-size="10pt" style:font-size-asian="10pt" style:font-size-complex="10pt"/>
    </style:style>
    <style:style style:name="ce26" style:family="table-cell" style:parent-style-name="Default" style:data-style-name="N19"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2pt solid #000000" fo:background-color="#00FF00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none" fo:background-color="#00FF00"/>
    </style:style>
    <style:style style:name="ce29" style:family="table-cell" style:parent-style-name="Default" style:data-style-name="N0">
      <style:table-cell-properties fo:border-top="2pt solid #000000" fo:border-bottom="2pt solid #000000" fo:border-left="none" fo:border-right="none" fo:background-color="#00FF00"/>
    </style:style>
    <style:style style:name="ce30" style:family="table-cell" style:parent-style-name="Default" style:data-style-name="N0">
      <style:table-cell-properties fo:border-top="2pt solid #000000" fo:border-bottom="2pt solid #000000" fo:border-left="none" fo:border-right="2pt solid #000000" fo:background-color="#00FF00"/>
    </style:style>
    <style:style style:name="ce31" style:family="table-cell" style:parent-style-name="Default" style:data-style-name="N0">
      <style:table-cell-properties fo:border-top="2pt solid #000000" fo:border-bottom="2pt solid #000000" fo:border-left="none" fo:border-right="thin solid #000000" fo:background-color="#00FF00"/>
    </style:style>
    <style:style style:name="ce32" style:family="table-cell" style:parent-style-name="Default" style:data-style-name="N0">
      <style:table-cell-properties fo:border-top="2pt solid #000000" fo:border-bottom="2pt solid #000000" fo:border-left="thin solid #000000" fo:border-right="none" fo:background-color="#00FF00"/>
    </style:style>
    <style:style style:name="ce3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0C0C0" style:rotation-angle="90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wrap-option="wrap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42" style:family="table-cell" style:parent-style-name="Default" style:data-style-name="N0">
      <style:table-cell-properties style:vertical-align="automatic" fo:wrap-option="wrap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99180555555556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7555555555556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22.6130555555556cm"/>
    </style:style>
    <style:style style:name="co8" style:family="table-column">
      <style:table-column-properties fo:break-before="auto" style:column-width="8.99583333333333cm"/>
    </style:style>
    <style:style style:name="co9" style:family="table-column">
      <style:table-column-properties fo:break-before="auto" style:column-width="2.39888888888889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24013888888889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39.75pt" style:use-optimal-row-height="false" fo:break-before="auto"/>
    </style:style>
    <style:style style:name="ro3" style:family="table-row">
      <style:table-row-properties style:row-height="35pt" style:use-optimal-row-height="false" fo:break-before="auto"/>
    </style:style>
    <style:style style:name="ro4" style:family="table-row">
      <style:table-row-properties style:row-height="50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42.75pt" style:use-optimal-row-height="false" fo:break-before="auto"/>
    </style:style>
    <style:style style:name="ro7" style:family="table-row">
      <style:table-row-properties style:row-height="29.75pt" style:use-optimal-row-height="false" fo:break-before="auto"/>
    </style:style>
    <style:style style:name="ro8" style:family="table-row">
      <style:table-row-properties style:row-height="1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DiagrammeGanttReel" table:style-name="ta1">
        <table:table-column table:style-name="co1" table:number-columns-repeated="2" table:default-cell-style-name="ce1"/>
        <table:table-column table:style-name="co2" table:number-columns-repeated="35" table:default-cell-style-name="ce1"/>
        <table:table-column table:style-name="co3" table:number-columns-repeated="28" table:default-cell-style-name="ce1"/>
        <table:table-column table:style-name="co4" table:number-columns-repeated="1631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18">
            <text:p>s3</text:p>
          </table:table-cell>
          <table:covered-table-cell/>
          <table:table-cell office:value-type="string" table:number-columns-spanned="3" table:number-rows-spanned="1" table:style-name="ce18">
            <text:p>s4</text:p>
          </table:table-cell>
          <table:covered-table-cell table:number-columns-repeated="2"/>
          <table:table-cell office:value-type="string" table:number-columns-spanned="2" table:number-rows-spanned="1" table:style-name="ce19">
            <text:p>s5</text:p>
          </table:table-cell>
          <table:covered-table-cell/>
          <table:table-cell office:value-type="string" table:number-columns-spanned="2" table:number-rows-spanned="1" table:style-name="ce20">
            <text:p>s6</text:p>
          </table:table-cell>
          <table:covered-table-cell/>
          <table:table-cell office:value-type="string" table:number-columns-spanned="2" table:number-rows-spanned="1" table:style-name="ce20">
            <text:p>s7</text:p>
          </table:table-cell>
          <table:covered-table-cell/>
          <table:table-cell office:value-type="string" table:number-columns-spanned="2" table:number-rows-spanned="1" table:style-name="ce20">
            <text:p>s8</text:p>
          </table:table-cell>
          <table:covered-table-cell/>
          <table:table-cell office:value-type="string" table:number-columns-spanned="2" table:number-rows-spanned="1" table:style-name="ce21">
            <text:p>s9</text:p>
          </table:table-cell>
          <table:covered-table-cell/>
          <table:table-cell office:value-type="string" table:number-columns-spanned="2" table:number-rows-spanned="1" table:style-name="ce18">
            <text:p>s10</text:p>
          </table:table-cell>
          <table:covered-table-cell/>
          <table:table-cell office:value-type="string" table:number-columns-spanned="2" table:number-rows-spanned="1" table:style-name="ce19">
            <text:p>s11</text:p>
          </table:table-cell>
          <table:covered-table-cell/>
          <table:table-cell office:value-type="string" table:number-columns-spanned="2" table:number-rows-spanned="1" table:style-name="ce20">
            <text:p>s12</text:p>
          </table:table-cell>
          <table:covered-table-cell/>
          <table:table-cell office:value-type="string" table:number-columns-spanned="2" table:number-rows-spanned="1" table:style-name="ce20">
            <text:p>s13</text:p>
          </table:table-cell>
          <table:covered-table-cell/>
          <table:table-cell office:value-type="string" table:number-columns-spanned="2" table:number-rows-spanned="1" table:style-name="ce20">
            <text:p>s14</text:p>
          </table:table-cell>
          <table:covered-table-cell/>
          <table:table-cell office:value-type="string" table:number-columns-spanned="2" table:number-rows-spanned="1" table:style-name="ce20">
            <text:p>s15</text:p>
          </table:table-cell>
          <table:covered-table-cell/>
          <table:table-cell office:value-type="string" table:number-columns-spanned="2" table:number-rows-spanned="1" table:style-name="ce20">
            <text:p>s16</text:p>
          </table:table-cell>
          <table:covered-table-cell/>
          <table:table-cell office:value-type="string" table:number-columns-spanned="2" table:number-rows-spanned="1" table:style-name="ce20">
            <text:p>s17</text:p>
          </table:table-cell>
          <table:covered-table-cell/>
          <table:table-cell office:value-type="string" table:number-columns-spanned="2" table:number-rows-spanned="1" table:style-name="ce20">
            <text:p>s18</text:p>
          </table:table-cell>
          <table:covered-table-cell/>
          <table:table-cell office:value-type="string" table:number-columns-spanned="2" table:number-rows-spanned="1" table:style-name="ce20">
            <text:p>s19</text:p>
          </table:table-cell>
          <table:covered-table-cell/>
          <table:table-cell table:number-columns-repeated="16347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Image PBM texte</text:p>
          </table:table-cell>
          <table:table-cell table:style-name="ce2"/>
          <table:table-cell table:style-name="ce5"/>
          <table:table-cell table:style-name="ce6"/>
          <table:table-cell table:style-name="ce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5"/>
          <table:table-cell table:style-name="ce2"/>
          <table:table-cell table:style-name="ce6"/>
          <table:table-cell table:style-name="ce8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9"/>
          <table:table-cell table:style-name="ce6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7"/>
          <table:table-cell table:style-name="ce9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10"/>
          <table:table-cell table:style-name="ce11"/>
          <table:table-cell table:style-name="ce10"/>
          <table:table-cell table:style-name="ce12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par segments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13"/>
          <table:covered-table-cell/>
          <table:covered-table-cell/>
          <table:table-cell table:style-name="ce14"/>
          <table:table-cell table:style-name="ce13"/>
          <table:table-cell table:style-name="ce15"/>
          <table:table-cell table:style-name="ce16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par courbes de Bézier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13"/>
          <table:covered-table-cell/>
          <table:covered-table-cell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de performance</text:p>
          </table:table-cell>
          <table:table-cell table:style-name="ce2"/>
          <table:table-cell table:style-name="ce5"/>
          <table:table-cell table:number-columns-repeated="2"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15"/>
          <table:table-cell table:style-name="ce13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9</text:p>
          </table:table-cell>
          <table:table-cell office:value-type="string" table:style-name="ce4">
            <text:p>Tests et intégration</text:p>
          </table:table-cell>
          <table:table-cell table:style-name="ce2"/>
          <table:table-cell table:style-name="ce5"/>
          <table:table-cell table:number-columns-repeated="2"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covered-table-cell/>
          <table:covered-table-cell/>
          <table:table-cell table:style-name="ce15"/>
          <table:table-cell table:style-name="ce13"/>
          <table:table-cell table:style-name="ce15"/>
          <table:table-cell table:style-name="ce13"/>
          <table:covered-table-cell/>
          <table:covered-table-cell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office:value-type="string" table:style-name="ce3">
            <text:p>Tâche 10</text:p>
          </table:table-cell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number-columns-repeated="3"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40"/>
          <table:table-cell table:style-name="ce41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style-name="ce3"/>
          <table:table-cell office:value-type="string" table:style-name="ce4">
            <text:p>Démo finale</text:p>
          </table:table-cell>
          <table:table-cell table:style-name="ce2"/>
          <table:table-cell table:style-name="ce5"/>
          <table:table-cell table:number-columns-repeated="3"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7"/>
        </table:table-row>
        <table:table-row table:style-name="ro2">
          <table:table-cell table:number-columns-repeated="16384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JournalDeBord" table:style-name="ta1">
        <table:table-column table:style-name="co5" table:default-cell-style-name="ce23"/>
        <table:table-column table:style-name="co6" table:default-cell-style-name="ce23"/>
        <table:table-column table:style-name="co7" table:default-cell-style-name="ce38"/>
        <table:table-column table:style-name="co8" table:default-cell-style-name="ce23"/>
        <table:table-column table:style-name="co6" table:number-columns-repeated="3" table:default-cell-style-name="ce23"/>
        <table:table-column table:style-name="co3" table:number-columns-repeated="250" table:default-cell-style-name="ce23"/>
        <table:table-column table:style-name="co3" table:number-columns-repeated="766" table:default-cell-style-name="ce1"/>
        <table:table-column table:style-name="co4" table:number-columns-repeated="15361" table:default-cell-style-name="ce1"/>
        <table:table-row table:style-name="ro3">
          <table:table-cell office:value-type="string" table:style-name="ce23">
            <text:p>Réf.</text:p>
          </table:table-cell>
          <table:table-cell office:value-type="string" table:style-name="ce23">
            <text:p>Date</text:p>
          </table:table-cell>
          <table:table-cell office:value-type="string" table:style-name="ce38">
            <text:p>Problème/Information</text:p>
          </table:table-cell>
          <table:table-cell office:value-type="string" table:style-name="ce23">
            <text:p>Action/Décision</text:p>
          </table:table-cell>
          <table:table-cell office:value-type="string" table:style-name="ce38">
            <text:p>Date de réalisation prévue</text:p>
          </table:table-cell>
          <table:table-cell office:value-type="string" table:style-name="ce38">
            <text:p>Date de réalisation réelle</text:p>
          </table:table-cell>
          <table:table-cell office:value-type="string" table:style-name="ce23">
            <text:p>Etat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42">
            <text:p>TACHE 1</text:p>
          </table:table-cell>
          <table:table-cell table:number-columns-repeated="254" table:style-name="ce23"/>
          <table:table-cell table:number-columns-repeated="16127"/>
        </table:table-row>
        <table:table-row table:style-name="ro4">
          <table:table-cell office:value-type="float" office:value="1" table:style-name="ce23">
            <text:p>1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Paquetage Image : écriture des fonctions écrire_image et negatif_image</text:p>
          </table:table-cell>
          <table:table-cell office:value-type="string" table:style-name="ce23">
            <text:p>Ecriture du fichier de test</text:p>
          </table:table-cell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" table:style-name="ce23">
            <text:p>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Programme de test  : OK</text:p>
          </table:table-cell>
          <table:table-cell table:style-name="ce23"/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" table:style-name="ce23">
            <text:p>3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Test du paquetage Image</text:p>
          </table:table-cell>
          <table:table-cell office:value-type="string" table:style-name="ce23">
            <text:p>Passage à la Tache 2</text:p>
          </table:table-cell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42">
            <text:p>TACHE 2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4" table:style-name="ce23">
            <text:p>4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Ecriture du paquetage Geometrie2D : types Point et vecteur, fonctions <text:s/>addition, soustraction, multiplication par un scalaire, norme, distance</text:p>
          </table:table-cell>
          <table:table-cell office:value-type="string" table:style-name="ce23">
            <text:p>Réaliser le programme de test</text:p>
          </table:table-cell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" table:style-name="ce23">
            <text:p>5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Réalisation d’un programme de tests</text:p>
          </table:table-cell>
          <table:table-cell office:value-type="string" table:style-name="ce23">
            <text:p>Modifier le Makefile</text:p>
          </table:table-cell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6" table:style-name="ce23">
            <text:p>6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Ecriture du paquetage Geometrie2D : norme, distance</text:p>
          </table:table-cell>
          <table:table-cell table:style-name="ce23"/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7" table:style-name="ce23">
            <text:p>7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Modification du Makefile</text:p>
          </table:table-cell>
          <table:table-cell office:value-type="string" table:style-name="ce23">
            <text:p>Passage à la Tâche 3</text:p>
          </table:table-cell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42">
            <text:p>TACHE 3.1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8" table:style-name="ce23">
            <text:p>8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Etape 1 complétée: création du paquetage contour : tourner a gauche/droite, changement d'orientation, trouver le pixel de départ, calcul du contour, avancer</text:p>
          </table:table-cell>
          <table:table-cell office:value-type="string" table:style-name="ce23">
            <text:p>Ecriture d'une fonction Points_egaux pour gagner du temps</text:p>
          </table:table-cell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9" table:style-name="ce23">
            <text:p>9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38">
            <text:p>Ajout d'un fonction Points_egaux.</text:p>
          </table:table-cell>
          <table:table-cell office:value-type="string" table:style-name="ce23">
            <text:p>création d'une image</text:p>
          </table:table-cell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0" table:style-name="ce23">
            <text:p>10</text:p>
          </table:table-cell>
          <table:table-cell office:value-type="date" office:date-value="2022-01-25T00:00:00" table:style-name="ce25">
            <text:p>25/1/22</text:p>
          </table:table-cell>
          <table:table-cell office:value-type="string" table:style-name="ce38">
            <text:p>Modification du Makefile, création images test pour tester à la volée</text:p>
          </table:table-cell>
          <table:table-cell table:style-name="ce23"/>
          <table:table-cell office:value-type="date" office:date-value="2022-01-25T00:00:00" table:style-name="ce24">
            <text:p>25/01/22</text:p>
          </table:table-cell>
          <table:table-cell office:value-type="date" office:date-value="2022-01-25T00:00:00" table:style-name="ce24">
            <text:p>25/0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1" table:style-name="ce23">
            <text:p>11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Test avec les images de la tâche 3 pour le compte rendu</text:p>
          </table:table-cell>
          <table:table-cell office:value-type="string" table:style-name="ce23">
            <text:p>Passage à la Tâche 3.2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style-name="ce23"/>
          <table:table-cell table:style-name="ce24"/>
          <table:table-cell table:style-name="ce38"/>
          <table:table-cell table:number-columns-repeated="254" table:style-name="ce23"/>
          <table:table-cell table:number-columns-repeated="16127"/>
        </table:table-row>
        <table:table-row table:style-name="ro3">
          <table:table-cell table:number-columns-repeated="2" table:style-name="ce23"/>
          <table:table-cell office:value-type="string" table:style-name="ce42">
            <text:p>TACHE 3.2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12" table:style-name="ce23">
            <text:p>1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Ajout des fonction permettant la gestion des listes chainés</text:p>
          </table:table-cell>
          <table:table-cell office:value-type="string" table:style-name="ce23">
            <text:p>transfert des coordonnées dans un fichier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3" table:style-name="ce23">
            <text:p>13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Ecriture des fonctions permettant l’écriture dans coordonnées dans un fichier</text:p>
          </table:table-cell>
          <table:table-cell office:value-type="string" table:style-name="ce23">
            <text:p>Ecriture du programme de test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4" table:style-name="ce23">
            <text:p>14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Ecriture du programme test_contour.c</text:p>
          </table:table-cell>
          <table:table-cell office:value-type="string" table:style-name="ce23">
            <text:p>Debogage du programme de test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5" table:style-name="ce23">
            <text:p>15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Debogage du programme de test =&gt; segmentation Fault</text:p>
          </table:table-cell>
          <table:table-cell office:value-type="string" table:style-name="ce23">
            <text:p>Effectuer les tests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6" table:style-name="ce23">
            <text:p>16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Test avec les images de la tâche 3 pour réalisation du fichier resultat-tache3-2.txt</text:p>
          </table:table-cell>
          <table:table-cell office:value-type="string" table:style-name="ce23">
            <text:p>Passage à la Tâche 4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3"/>
          <table:table-cell office:value-type="string" table:style-name="ce42">
            <text:p>TACHE 4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17" table:style-name="ce23">
            <text:p>17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Création de la fonction d'écriture des fichiers image au format EPS</text:p>
          </table:table-cell>
          <table:table-cell office:value-type="string" table:style-name="ce23">
            <text:p>Réctifier les ordonnées (inverser du à l'écriture au format EPS)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8" table:style-name="ce23">
            <text:p>18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Réctification des ordonnées</text:p>
          </table:table-cell>
          <table:table-cell table:style-name="ce23"/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19" table:style-name="ce23">
            <text:p>19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Récriture des fonctions dans le module image afin d'utiliser les accédeurs</text:p>
          </table:table-cell>
          <table:table-cell table:style-name="ce23"/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0" table:style-name="ce23">
            <text:p>20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Test sur les images indiquées dans le compte rendu</text:p>
          </table:table-cell>
          <table:table-cell office:value-type="string" table:style-name="ce23">
            <text:p>passage à la tâche 5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3"/>
          <table:table-cell office:value-type="string" table:style-name="ce42">
            <text:p>TACHE 5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21" table:style-name="ce23">
            <text:p>21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création d’une fonction pour initialiser l’image de masque</text:p>
          </table:table-cell>
          <table:table-cell office:value-type="string" table:style-name="ce23">
            <text:p>A faire : création d’une séquence se contours</text:p>
          </table:table-cell>
          <table:table-cell office:value-type="date" office:date-value="2022-02-01T00:00:00" table:style-name="ce24">
            <text:p>01/02/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2" table:style-name="ce23">
            <text:p>22</text:p>
          </table:table-cell>
          <table:table-cell office:value-type="date" office:date-value="2022-02-01T00:00:00" table:style-name="ce24">
            <text:p>01/02/22</text:p>
          </table:table-cell>
          <table:table-cell office:value-type="string" table:style-name="ce38">
            <text:p>création d’une séquence se contours</text:p>
          </table:table-cell>
          <table:table-cell table:style-name="ce23"/>
          <table:table-cell office:value-type="date" office:date-value="2022-02-01T00:00:00" table:style-name="ce24">
            <text:p>01/02/22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3" table:style-name="ce23">
            <text:p>23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38">
            <text:p>Création de différents modules pour organiser le code</text:p>
          </table:table-cell>
          <table:table-cell table:style-name="ce23"/>
          <table:table-cell office:value-type="date" office:date-value="2022-02-08T00:00:00" table:style-name="ce24">
            <text:p>08/02/22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4" table:style-name="ce23">
            <text:p>24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38">
            <text:p>Création d’un module de liste chainée permettant de stocker une liste de contours</text:p>
          </table:table-cell>
          <table:table-cell table:style-name="ce23"/>
          <table:table-cell office:value-type="date" office:date-value="2022-02-08T00:00:00" table:style-name="ce24">
            <text:p>08/02/22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5" table:style-name="ce23">
            <text:p>25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38">
            <text:p>Modification du Makefile pour s’adapter aux différents modules créés</text:p>
          </table:table-cell>
          <table:table-cell table:style-name="ce23"/>
          <table:table-cell office:value-type="date" office:date-value="2022-02-08T00:00:00" table:style-name="ce24">
            <text:p>08/02/22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6" table:style-name="ce23">
            <text:p>26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38">
            <text:p>préparation de la fonction main pour la tâche 5.1</text:p>
          </table:table-cell>
          <table:table-cell office:value-type="string" table:style-name="ce23">
            <text:p>Finir main pour l’écriture du fichier EPS</text:p>
          </table:table-cell>
          <table:table-cell office:value-type="date" office:date-value="2022-02-08T00:00:00" table:style-name="ce24">
            <text:p>08/02/22</text:p>
          </table:table-cell>
          <table:table-cell office:value-type="date" office:date-value="2022-02-08T00:00:00" table:style-name="ce24">
            <text:p>08/0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7" table:style-name="ce23">
            <text:p>27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38">
            <text:p>Débogage fonction qui met à jour l'image de masque, création de la sortie EPS et débogage.</text:p>
          </table:table-cell>
          <table:table-cell office:value-type="string" table:style-name="ce23">
            <text:p>Réaliser comptes rendu tâches 5.1 et 5.2</text:p>
          </table:table-cell>
          <table:table-cell office:value-type="date" office:date-value="2022-02-15T00:00:00" table:style-name="ce25">
            <text:p>15/2/22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28" table:style-name="ce23">
            <text:p>28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38">
            <text:p>Réalisation comptes rendu tâches 5.1 et 5.2</text:p>
          </table:table-cell>
          <table:table-cell office:value-type="string" table:style-name="ce23">
            <text:p>Commencer Tâche 6</text:p>
          </table:table-cell>
          <table:table-cell office:value-type="date" office:date-value="2022-02-15T00:00:00" table:style-name="ce25">
            <text:p>15/2/22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table:style-name="ce38"/>
          <table:table-cell table:style-name="ce23"/>
          <table:table-cell table:number-columns-repeated="2" table:style-name="ce25"/>
          <table:table-cell table:number-columns-repeated="251" table:style-name="ce23"/>
          <table:table-cell table:number-columns-repeated="16127"/>
        </table:table-row>
        <table:table-row table:style-name="ro3">
          <table:table-cell table:number-columns-repeated="2" table:style-name="ce23"/>
          <table:table-cell office:value-type="string" table:style-name="ce42">
            <text:p>TACHE 6</text:p>
          </table:table-cell>
          <table:table-cell table:style-name="ce23"/>
          <table:table-cell table:number-columns-repeated="2" table:style-name="ce25"/>
          <table:table-cell table:number-columns-repeated="251" table:style-name="ce23"/>
          <table:table-cell table:number-columns-repeated="16127"/>
        </table:table-row>
        <table:table-row table:style-name="ro3">
          <table:table-cell office:value-type="float" office:value="29" table:style-name="ce23">
            <text:p>29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38">
            <text:p>Création fonction distance point-segment</text:p>
          </table:table-cell>
          <table:table-cell table:style-name="ce23"/>
          <table:table-cell office:value-type="date" office:date-value="2022-02-15T00:00:00" table:style-name="ce25">
            <text:p>15/2/22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0" table:style-name="ce23">
            <text:p>30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38">
            <text:p>Cration programme pour afficher à l'écran la distance entre un point et un segment (définie par deux points)</text:p>
          </table:table-cell>
          <table:table-cell table:style-name="ce23"/>
          <table:table-cell office:value-type="date" office:date-value="2022-02-15T00:00:00" table:style-name="ce25">
            <text:p>15/2/22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1" table:style-name="ce23">
            <text:p>31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38">
            <text:p>Début Tâche 6.2</text:p>
          </table:table-cell>
          <table:table-cell table:style-name="ce23"/>
          <table:table-cell office:value-type="date" office:date-value="2022-02-15T00:00:00" table:style-name="ce25">
            <text:p>15/2/22</text:p>
          </table:table-cell>
          <table:table-cell office:value-type="date" office:date-value="2022-02-15T00:00:00" table:style-name="ce25">
            <text:p>15/2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2" table:style-name="ce23">
            <text:p>32</text:p>
          </table:table-cell>
          <table:table-cell office:value-type="date" office:date-value="2022-03-01T00:00:00" table:style-name="ce24">
            <text:p>01/03/22</text:p>
          </table:table-cell>
          <table:table-cell office:value-type="string" table:style-name="ce38">
            <text:p>Implémentation de l’algorithme Douglas Peucker dans un module</text:p>
          </table:table-cell>
          <table:table-cell office:value-type="string" table:style-name="ce23">
            <text:p>main</text:p>
          </table:table-cell>
          <table:table-cell office:value-type="date" office:date-value="2022-03-01T00:00:00" table:style-name="ce24">
            <text:p>01/03/22</text:p>
          </table:table-cell>
          <table:table-cell office:value-type="date" office:date-value="2022-03-01T00:00:00" table:style-name="ce24">
            <text:p>01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3" table:style-name="ce23">
            <text:p>33</text:p>
          </table:table-cell>
          <table:table-cell office:value-type="date" office:date-value="2022-03-01T00:00:00" table:style-name="ce24">
            <text:p>01/03/22</text:p>
          </table:table-cell>
          <table:table-cell office:value-type="string" table:style-name="ce38">
            <text:p>Création du programme simplification de contours</text:p>
          </table:table-cell>
          <table:table-cell office:value-type="string" table:style-name="ce23">
            <text:p>erreur de segmentation dans la fonction douglas peucker</text:p>
          </table:table-cell>
          <table:table-cell office:value-type="date" office:date-value="2022-03-01T00:00:00" table:style-name="ce24">
            <text:p>01/03/22</text:p>
          </table:table-cell>
          <table:table-cell office:value-type="date" office:date-value="2022-03-01T00:00:00" table:style-name="ce24">
            <text:p>01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4" table:style-name="ce23">
            <text:p>34</text:p>
          </table:table-cell>
          <table:table-cell office:value-type="date" office:date-value="2022-03-01T00:00:00" table:style-name="ce24">
            <text:p>01/03/22</text:p>
          </table:table-cell>
          <table:table-cell office:value-type="string" table:style-name="ce38">
            <text:p>Modification du Makefile</text:p>
          </table:table-cell>
          <table:table-cell office:value-type="string" table:style-name="ce23">
            <text:p>Bug dans la fonction Douglas Peucker</text:p>
          </table:table-cell>
          <table:table-cell office:value-type="date" office:date-value="2022-03-01T00:00:00" table:style-name="ce24">
            <text:p>01/03/22</text:p>
          </table:table-cell>
          <table:table-cell office:value-type="date" office:date-value="2022-03-01T00:00:00" table:style-name="ce24">
            <text:p>01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5" table:style-name="ce23">
            <text:p>35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38">
            <text:p>Résolution des problèmes dans la fonction douglas Peucker → supprimer le premier élément lors de la concaténation des deux listes.</text:p>
          </table:table-cell>
          <table:table-cell office:value-type="string" table:style-name="ce23">
            <text:p>Problème dans le comptage du nombre de contours</text:p>
          </table:table-cell>
          <table:table-cell office:value-type="date" office:date-value="2022-03-08T00:00:00" table:style-name="ce24">
            <text:p>08/03/22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6" table:style-name="ce23">
            <text:p>36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38">
            <text:p>Résolution du problème lié au comptage du nombre de contours → modification de la taille de la liste 2 avant la concaténation</text:p>
          </table:table-cell>
          <table:table-cell office:value-type="string" table:style-name="ce23">
            <text:p>Compte rendu</text:p>
          </table:table-cell>
          <table:table-cell office:value-type="date" office:date-value="2022-03-08T00:00:00" table:style-name="ce24">
            <text:p>08/03/22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37" table:style-name="ce23">
            <text:p>37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38">
            <text:p>Test et élaboration du compte rendu</text:p>
          </table:table-cell>
          <table:table-cell office:value-type="string" table:style-name="ce23">
            <text:p>Passage à la Tache 7</text:p>
          </table:table-cell>
          <table:table-cell office:value-type="date" office:date-value="2022-03-08T00:00:00" table:style-name="ce24">
            <text:p>08/03/22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3"/>
          <table:table-cell office:value-type="string" table:style-name="ce42">
            <text:p>TACHE 7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38" table:style-name="ce23">
            <text:p>38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38">
            <text:p>Lecture et compréhension de la tâche 7</text:p>
          </table:table-cell>
          <table:table-cell table:style-name="ce23"/>
          <table:table-cell office:value-type="date" office:date-value="2022-03-08T00:00:00" table:style-name="ce24">
            <text:p>08/03/22</text:p>
          </table:table-cell>
          <table:table-cell office:value-type="date" office:date-value="2022-03-08T00:00:00" table:style-name="ce24">
            <text:p>08/03/22</text:p>
          </table:table-cell>
          <table:table-cell office:value-type="string" table:style-name="ce23">
            <text:p>En cours</text:p>
          </table:table-cell>
          <table:table-cell table:number-columns-repeated="16377"/>
        </table:table-row>
        <table:table-row table:style-name="ro3">
          <table:table-cell office:value-type="float" office:value="39" table:style-name="ce23">
            <text:p>39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38">
            <text:p>Debogage Tache 6</text:p>
          </table:table-cell>
          <table:table-cell table:style-name="ce23"/>
          <table:table-cell office:value-type="date" office:date-value="2022-03-22T00:00:00" table:style-name="ce24">
            <text:p>22/03/22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0" table:style-name="ce23">
            <text:p>40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38">
            <text:p>création des types Bezier2 et Bezier3</text:p>
          </table:table-cell>
          <table:table-cell office:value-type="string" table:style-name="ce23">
            <text:p>Fonction pour créer des courbes et les initialisées</text:p>
          </table:table-cell>
          <table:table-cell office:value-type="date" office:date-value="2022-03-22T00:00:00" table:style-name="ce24">
            <text:p>22/03/22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1" table:style-name="ce23">
            <text:p>41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38">
            <text:p>création de fonctions permettant d’initialiser des courbes de bézier de degrès 2 et 3.</text:p>
          </table:table-cell>
          <table:table-cell office:value-type="string" table:style-name="ce23">
            <text:p>écriture des fonctions d’approximation et de conversion</text:p>
          </table:table-cell>
          <table:table-cell office:value-type="date" office:date-value="2022-03-22T00:00:00" table:style-name="ce24">
            <text:p>22/03/22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2" table:style-name="ce23">
            <text:p>42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38">
            <text:p>écriture des fonctions approx_bezier2, approx_bezier3, conversion_B2_B3</text:p>
          </table:table-cell>
          <table:table-cell office:value-type="string" table:style-name="ce23">
            <text:p>écriture de l’algo Douglas Peucker</text:p>
          </table:table-cell>
          <table:table-cell office:value-type="date" office:date-value="2022-03-22T00:00:00" table:style-name="ce24">
            <text:p>22/03/22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3" table:style-name="ce23">
            <text:p>43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38">
            <text:p>Céation de l’algorithme Douglas Peucker pour les courbes de Bézier de degrès 2.</text:p>
          </table:table-cell>
          <table:table-cell office:value-type="string" table:style-name="ce23">
            <text:p>BUG lors de la compilation</text:p>
          </table:table-cell>
          <table:table-cell office:value-type="date" office:date-value="2022-03-22T00:00:00" table:style-name="ce24">
            <text:p>22/03/22</text:p>
          </table:table-cell>
          <table:table-cell office:value-type="date" office:date-value="2022-03-22T00:00:00" table:style-name="ce24">
            <text:p>22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4" table:style-name="ce23">
            <text:p>44</text:p>
          </table:table-cell>
          <table:table-cell office:value-type="date" office:date-value="2022-03-29T00:00:00" table:style-name="ce24">
            <text:p>29/03/22</text:p>
          </table:table-cell>
          <table:table-cell office:value-type="string" table:style-name="ce38">
            <text:p>Création d’un module de liste chainées bezier et liste contour bezier</text:p>
          </table:table-cell>
          <table:table-cell table:style-name="ce23"/>
          <table:table-cell office:value-type="date" office:date-value="2022-03-29T00:00:00" table:style-name="ce24">
            <text:p>29/03/22</text:p>
          </table:table-cell>
          <table:table-cell office:value-type="date" office:date-value="2022-03-29T00:00:00" table:style-name="ce24">
            <text:p>29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5" table:style-name="ce23">
            <text:p>45</text:p>
          </table:table-cell>
          <table:table-cell office:value-type="date" office:date-value="2022-03-29T00:00:00" table:style-name="ce24">
            <text:p>29/03/22</text:p>
          </table:table-cell>
          <table:table-cell office:value-type="string" table:style-name="ce38">
            <text:p>Essaie de résoudre un segmentation fault dans la fonction douglas peuker bezier sans succès</text:p>
          </table:table-cell>
          <table:table-cell office:value-type="string" table:style-name="ce23">
            <text:p>Continuer le débug…….</text:p>
          </table:table-cell>
          <table:table-cell office:value-type="date" office:date-value="2022-03-29T00:00:00" table:style-name="ce24">
            <text:p>29/03/22</text:p>
          </table:table-cell>
          <table:table-cell office:value-type="date" office:date-value="2022-03-29T00:00:00" table:style-name="ce24">
            <text:p>29/03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6" table:style-name="ce23">
            <text:p>46</text:p>
          </table:table-cell>
          <table:table-cell office:value-type="date" office:date-value="2022-04-06T00:00:00" table:style-name="ce26">
            <text:p>06/04/2022</text:p>
          </table:table-cell>
          <table:table-cell office:value-type="string" table:style-name="ce38">
            <text:p>Douglas Peucker résolu, Rédaction du compte rendu et débuggage</text:p>
          </table:table-cell>
          <table:table-cell office:value-type="string" table:style-name="ce23">
            <text:p>Continuer le débug…….</text:p>
          </table:table-cell>
          <table:table-cell office:value-type="date" office:date-value="2022-04-06T00:00:00" table:style-name="ce26">
            <text:p>06/04/2022</text:p>
          </table:table-cell>
          <table:table-cell office:value-type="date" office:date-value="2022-04-06T00:00:00" table:style-name="ce26">
            <text:p>06/04/20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7" table:style-name="ce23">
            <text:p>47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38">
            <text:p>Fin du débug + Compte Rendu tâche 7 1 et 2</text:p>
          </table:table-cell>
          <table:table-cell office:value-type="string" table:style-name="ce23">
            <text:p>Mettre en forme le code et commencer le compte rendu générale</text:p>
          </table:table-cell>
          <table:table-cell office:value-type="date" office:date-value="2022-04-12T00:00:00" table:style-name="ce26">
            <text:p>12/04/2022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48" table:style-name="ce23">
            <text:p>48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38">
            <text:p>Mise en forme du code, création du manuel pour les tâches 5, 6 et 7, rédaction du compte rendu général, préparation soutenance</text:p>
          </table:table-cell>
          <table:table-cell office:value-type="string" table:style-name="ce23">
            <text:p>On continue on lâche rien</text:p>
          </table:table-cell>
          <table:table-cell office:value-type="date" office:date-value="2022-04-12T00:00:00" table:style-name="ce26">
            <text:p>12/04/2022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3"/>
          <table:table-cell office:value-type="string" table:style-name="ce42">
            <text:p>TACHE 8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49" table:style-name="ce23">
            <text:p>49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38">
            <text:p>Création d'un script bash pour éxécuter les commandes de cette Tâche</text:p>
          </table:table-cell>
          <table:table-cell office:value-type="string" table:style-name="ce23">
            <text:p>Erreur "procéssus arrété"</text:p>
          </table:table-cell>
          <table:table-cell office:value-type="date" office:date-value="2022-04-12T00:00:00" table:style-name="ce26">
            <text:p>12/04/2022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0" table:style-name="ce23">
            <text:p>50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38">
            <text:p>Modification de l'algorithme Douglas Peucker afin de transformer la liste chainée en tableau en dehors de la fonction. Ce qui permet une meilleure efficacitée.</text:p>
          </table:table-cell>
          <table:table-cell office:value-type="string" table:style-name="ce23">
            <text:p>Plus aucune erreur, tout fonctionne correctement</text:p>
          </table:table-cell>
          <table:table-cell office:value-type="date" office:date-value="2022-04-12T00:00:00" table:style-name="ce26">
            <text:p>12/04/2022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1" table:style-name="ce23">
            <text:p>51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38">
            <text:p>Rédaction du compte rendu de la partie 1</text:p>
          </table:table-cell>
          <table:table-cell table:style-name="ce23"/>
          <table:table-cell office:value-type="date" office:date-value="2022-04-12T00:00:00" table:style-name="ce26">
            <text:p>12/04/2022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2" table:style-name="ce23">
            <text:p>52</text:p>
          </table:table-cell>
          <table:table-cell office:value-type="date" office:date-value="2022-04-12T00:00:00" table:style-name="ce26">
            <text:p>12/04/2022</text:p>
          </table:table-cell>
          <table:table-cell office:value-type="string" table:style-name="ce38">
            <text:p>Rédaction du compte rendu de la partie 2 et comparaison des images obtenues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table:style-name="ce23"/>
          <table:table-cell table:style-name="ce26"/>
          <table:table-cell table:style-name="ce38"/>
          <table:table-cell table:number-columns-repeated="254" table:style-name="ce23"/>
          <table:table-cell table:number-columns-repeated="16127"/>
        </table:table-row>
        <table:table-row table:style-name="ro3">
          <table:table-cell table:style-name="ce23"/>
          <table:table-cell table:style-name="ce26"/>
          <table:table-cell office:value-type="string" table:style-name="ce42">
            <text:p>Rapport final<text:s/></text:p>
          </table:table-cell>
          <table:table-cell table:number-columns-repeated="254" table:style-name="ce23"/>
          <table:table-cell table:number-columns-repeated="16127"/>
        </table:table-row>
        <table:table-row table:style-name="ro3">
          <table:table-cell office:value-type="float" office:value="53" table:style-name="ce23">
            <text:p>53</text:p>
          </table:table-cell>
          <table:table-cell office:value-type="string" table:style-name="ce23">
            <text:p>Vacances</text:p>
          </table:table-cell>
          <table:table-cell office:value-type="string" table:style-name="ce38">
            <text:p>Création d'un script Bash permettant d'avoir une interface utilisateur.<text:s/></text:p>
          </table:table-cell>
          <table:table-cell office:value-type="string" table:style-name="ce23">
            <text:p>CR final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4" table:style-name="ce23">
            <text:p>54</text:p>
          </table:table-cell>
          <table:table-cell office:value-type="string" table:style-name="ce23">
            <text:p>Vacances</text:p>
          </table:table-cell>
          <table:table-cell office:value-type="string" table:style-name="ce38">
            <text:p>Rédaction du compte rendu final<text:s/></text:p>
          </table:table-cell>
          <table:table-cell office:value-type="string" table:style-name="ce23">
            <text:p>Manuel Utilisateur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5" table:style-name="ce23">
            <text:p>55</text:p>
          </table:table-cell>
          <table:table-cell office:value-type="string" table:style-name="ce23">
            <text:p>Vacances</text:p>
          </table:table-cell>
          <table:table-cell office:value-type="string" table:style-name="ce38">
            <text:p>Rédaction du manuel utilisateur<text:s/></text:p>
          </table:table-cell>
          <table:table-cell office:value-type="string" table:style-name="ce23">
            <text:p>Commentaires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6" table:style-name="ce23">
            <text:p>56</text:p>
          </table:table-cell>
          <table:table-cell office:value-type="string" table:style-name="ce23">
            <text:p>Vacances</text:p>
          </table:table-cell>
          <table:table-cell office:value-type="string" table:style-name="ce38">
            <text:p>Commentaires sur les codes sources qui n'en avaient pas<text:s/></text:p>
          </table:table-cell>
          <table:table-cell office:value-type="string" table:style-name="ce23">
            <text:p>Entrainement soutenance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Vacances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3">
          <table:table-cell office:value-type="float" office:value="57" table:style-name="ce23">
            <text:p>57</text:p>
          </table:table-cell>
          <table:table-cell office:value-type="string" table:style-name="ce38">
            <text:p>Vacances + 26/04</text:p>
          </table:table-cell>
          <table:table-cell office:value-type="string" table:style-name="ce38">
            <text:p>Entrainement à la soutenance</text:p>
          </table:table-cell>
          <table:table-cell table:style-name="ce23"/>
          <table:table-cell office:value-type="string" table:style-name="ce38">
            <text:p>Vacances + 26/04</text:p>
          </table:table-cell>
          <table:table-cell office:value-type="string" table:style-name="ce38">
            <text:p>Vacances + 26/04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number-rows-repeated="1048501" table:style-name="ro3">
          <table:table-cell table:number-columns-repeated="16384"/>
        </table:table-row>
      </table:table>
      <table:table table:name="DiagrammeGanttPrevisionnel" table:style-name="ta2">
        <table:table-column table:style-name="co1" table:number-columns-repeated="2" table:default-cell-style-name="ce1"/>
        <table:table-column table:style-name="co2" table:number-columns-repeated="34" table:default-cell-style-name="ce1"/>
        <table:table-column table:style-name="co3" table:number-columns-repeated="28" table:default-cell-style-name="ce1"/>
        <table:table-column table:style-name="co4" table:number-columns-repeated="16320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office:value-type="string" table:number-columns-spanned="2" table:number-rows-spanned="1" table:style-name="ce33">
            <text:p>s3</text:p>
          </table:table-cell>
          <table:covered-table-cell/>
          <table:table-cell office:value-type="string" table:number-columns-spanned="2" table:number-rows-spanned="1" table:style-name="ce34">
            <text:p>s4</text:p>
          </table:table-cell>
          <table:covered-table-cell/>
          <table:table-cell office:value-type="string" table:number-columns-spanned="2" table:number-rows-spanned="1" table:style-name="ce20">
            <text:p>s5</text:p>
          </table:table-cell>
          <table:covered-table-cell/>
          <table:table-cell office:value-type="string" table:number-columns-spanned="2" table:number-rows-spanned="1" table:style-name="ce20">
            <text:p>s6</text:p>
          </table:table-cell>
          <table:covered-table-cell/>
          <table:table-cell office:value-type="string" table:number-columns-spanned="2" table:number-rows-spanned="1" table:style-name="ce20">
            <text:p>s7</text:p>
          </table:table-cell>
          <table:covered-table-cell/>
          <table:table-cell office:value-type="string" table:number-columns-spanned="2" table:number-rows-spanned="1" table:style-name="ce21">
            <text:p>s8</text:p>
          </table:table-cell>
          <table:covered-table-cell/>
          <table:table-cell office:value-type="string" table:number-columns-spanned="2" table:number-rows-spanned="1" table:style-name="ce18">
            <text:p>s9</text:p>
          </table:table-cell>
          <table:covered-table-cell/>
          <table:table-cell office:value-type="string" table:number-columns-spanned="2" table:number-rows-spanned="1" table:style-name="ce18">
            <text:p>s10</text:p>
          </table:table-cell>
          <table:covered-table-cell/>
          <table:table-cell office:value-type="string" table:number-columns-spanned="2" table:number-rows-spanned="1" table:style-name="ce19">
            <text:p>s11</text:p>
          </table:table-cell>
          <table:covered-table-cell/>
          <table:table-cell office:value-type="string" table:number-columns-spanned="2" table:number-rows-spanned="1" table:style-name="ce20">
            <text:p>s12</text:p>
          </table:table-cell>
          <table:covered-table-cell/>
          <table:table-cell office:value-type="string" table:number-columns-spanned="2" table:number-rows-spanned="1" table:style-name="ce20">
            <text:p>s13</text:p>
          </table:table-cell>
          <table:covered-table-cell/>
          <table:table-cell office:value-type="string" table:number-columns-spanned="2" table:number-rows-spanned="1" table:style-name="ce20">
            <text:p>s14</text:p>
          </table:table-cell>
          <table:covered-table-cell/>
          <table:table-cell office:value-type="string" table:number-columns-spanned="2" table:number-rows-spanned="1" table:style-name="ce20">
            <text:p>s15</text:p>
          </table:table-cell>
          <table:covered-table-cell/>
          <table:table-cell office:value-type="string" table:number-columns-spanned="2" table:number-rows-spanned="1" table:style-name="ce20">
            <text:p>s16</text:p>
          </table:table-cell>
          <table:covered-table-cell/>
          <table:table-cell office:value-type="string" table:number-columns-spanned="2" table:number-rows-spanned="1" table:style-name="ce20">
            <text:p>s17</text:p>
          </table:table-cell>
          <table:covered-table-cell/>
          <table:table-cell office:value-type="string" table:number-columns-spanned="2" table:number-rows-spanned="1" table:style-name="ce20">
            <text:p>s18</text:p>
          </table:table-cell>
          <table:covered-table-cell/>
          <table:table-cell office:value-type="string" table:number-columns-spanned="2" table:number-rows-spanned="1" table:style-name="ce20">
            <text:p>s19</text:p>
          </table:table-cell>
          <table:covered-table-cell/>
          <table:table-cell table:number-columns-repeated="16348"/>
        </table:table-row>
        <table:table-row table:style-name="ro2">
          <table:table-cell office:value-type="string" table:style-name="ce3">
            <text:p>Tâche 1</text:p>
          </table:table-cell>
          <table:table-cell office:value-type="string" table:style-name="ce4">
            <text:p>Manipulation d’image</text:p>
          </table:table-cell>
          <table:table-cell table:style-name="ce2"/>
          <table:table-cell table:style-name="ce17"/>
          <table:table-cell table:style-name="ce27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VACANCES HIVER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office:value-type="string" table:number-columns-spanned="2" table:number-rows-spanned="11" table:style-name="ce22">
            <text:p>SEMAINE DES PARTIEL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table-cell office:value-type="string" table:number-columns-spanned="2" table:number-rows-spanned="11" table:style-name="ce35">
            <text:p>VACANCES PRINTEMPS</text:p>
          </table:table-cell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2</text:p>
          </table:table-cell>
          <table:table-cell office:value-type="string" table:style-name="ce4">
            <text:p>Outils de calcul géométrique en 2D</text:p>
          </table:table-cell>
          <table:table-cell table:style-name="ce2"/>
          <table:table-cell table:style-name="ce17"/>
          <table:table-cell table:style-name="ce2"/>
          <table:table-cell table:style-name="ce27"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3</text:p>
          </table:table-cell>
          <table:table-cell office:value-type="string" table:style-name="ce4">
            <text:p>Extraction du contour extern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8"/>
          <table:table-cell table:style-name="ce29"/>
          <table:table-cell table:style-name="ce30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4</text:p>
          </table:table-cell>
          <table:table-cell office:value-type="string" table:style-name="ce4">
            <text:p>Sortie PostScript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2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5</text:p>
          </table:table-cell>
          <table:table-cell office:value-type="string" table:style-name="ce4">
            <text:p>Extraction de plusieurs contours</text:p>
          </table:table-cell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28"/>
          <table:table-cell table:style-name="ce31"/>
          <table:covered-table-cell/>
          <table:covered-table-cell/>
          <table:table-cell table:style-name="ce32"/>
          <table:table-cell table:style-name="ce3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6</text:p>
          </table:table-cell>
          <table:table-cell office:value-type="string" table:style-name="ce4">
            <text:p>Simplification de contour par segments</text:p>
          </table:table-cell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8"/>
          <table:table-cell table:style-name="ce31"/>
          <table:covered-table-cell/>
          <table:covered-table-cell/>
          <table:table-cell table:style-name="ce32"/>
          <table:table-cell table:style-name="ce30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7</text:p>
          </table:table-cell>
          <table:table-cell office:value-type="string" table:style-name="ce4">
            <text:p>Simplification de contour par courbe de Bézier</text:p>
          </table:table-cell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8"/>
          <table:table-cell table:style-name="ce31"/>
          <table:table-cell table:style-name="ce32"/>
          <table:table-cell table:style-name="ce3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office:value-type="string" table:style-name="ce3">
            <text:p>Tâche 8</text:p>
          </table:table-cell>
          <table:table-cell office:value-type="string" table:style-name="ce4">
            <text:p>Tests &amp; comparatif des simplifications</text:p>
          </table:table-cell>
          <table:table-cell table:style-name="ce2"/>
          <table:table-cell table:style-name="ce17"/>
          <table:table-cell table:style-name="ce2"/>
          <table:table-cell table:style-name="ce5"/>
          <table:table-cell table:style-name="ce2"/>
          <table:table-cell table:style-name="ce5"/>
          <table:table-cell table:style-name="ce17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style-name="ce28"/>
          <table:table-cell table:style-name="ce30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Tests et intégration</text:p>
          </table:table-cell>
          <table:table-cell table:style-name="ce2"/>
          <table:table-cell table:style-name="ce17"/>
          <table:table-cell table:style-name="ce28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covered-table-cell/>
          <table:covered-table-cell/>
          <table:table-cell table:style-name="ce32"/>
          <table:table-cell table:style-name="ce31"/>
          <table:table-cell table:style-name="ce32"/>
          <table:table-cell table:style-name="ce31"/>
          <table:covered-table-cell/>
          <table:covered-table-cell/>
          <table:table-cell table:style-name="ce32"/>
          <table:table-cell table:style-name="ce29"/>
          <table:table-cell table:style-name="ce32"/>
          <table:table-cell table:style-name="ce31"/>
          <table:table-cell table:style-name="ce32"/>
          <table:table-cell table:style-name="ce30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3"/>
          <table:table-cell office:value-type="string" table:style-name="ce4">
            <text:p>Préparation démo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8"/>
          <table:table-cell table:style-name="ce30"/>
          <table:table-cell table:style-name="ce2"/>
          <table:table-cell table:style-name="ce5"/>
          <table:table-cell table:style-name="ce2"/>
          <table:table-cell table:style-name="ce5"/>
          <table:table-cell table:number-columns-repeated="16348"/>
        </table:table-row>
        <table:table-row table:style-name="ro2">
          <table:table-cell table:style-name="ce1"/>
          <table:table-cell office:value-type="string" table:style-name="ce4">
            <text:p>Soutenance finale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"/>
          <table:table-cell table:style-name="ce5"/>
          <table:table-cell table:number-columns-repeated="2" table:style-name="ce17"/>
          <table:table-cell table:style-name="ce2"/>
          <table:table-cell table:style-name="ce5"/>
          <table:covered-table-cell/>
          <table:covered-table-cell/>
          <table:table-cell table:style-name="ce2"/>
          <table:table-cell table:style-name="ce5"/>
          <table:table-cell table:style-name="ce28"/>
          <table:table-cell table:style-name="ce31"/>
          <table:table-cell table:style-name="ce32"/>
          <table:table-cell table:style-name="ce30"/>
          <table:table-cell table:number-columns-repeated="16348"/>
        </table:table-row>
        <table:table-row table:number-rows-repeated="1048561" table:style-name="ro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JournalDeBord_Exemple" table:style-name="ta1">
        <table:table-column table:style-name="co5" table:default-cell-style-name="ce23"/>
        <table:table-column table:style-name="co9" table:default-cell-style-name="ce23"/>
        <table:table-column table:style-name="co8" table:number-columns-repeated="2" table:default-cell-style-name="ce38"/>
        <table:table-column table:style-name="co10" table:default-cell-style-name="ce23"/>
        <table:table-column table:style-name="co11" table:default-cell-style-name="ce23"/>
        <table:table-column table:style-name="co6" table:default-cell-style-name="ce23"/>
        <table:table-column table:style-name="co3" table:number-columns-repeated="57" table:default-cell-style-name="ce23"/>
        <table:table-column table:style-name="co4" table:number-columns-repeated="16320" table:default-cell-style-name="ce1"/>
        <table:table-row table:style-name="ro6">
          <table:table-cell office:value-type="string" table:style-name="ce36">
            <text:p>Réf.</text:p>
          </table:table-cell>
          <table:table-cell office:value-type="string" table:style-name="ce36">
            <text:p>Date</text:p>
          </table:table-cell>
          <table:table-cell office:value-type="string" table:style-name="ce36">
            <text:p>Problème/Information</text:p>
          </table:table-cell>
          <table:table-cell office:value-type="string" table:style-name="ce36">
            <text:p>Action/Décision</text:p>
          </table:table-cell>
          <table:table-cell office:value-type="string" table:style-name="ce36">
            <text:p>Date de réalisation prévue</text:p>
          </table:table-cell>
          <table:table-cell office:value-type="string" table:style-name="ce36">
            <text:p>Date de réalisation réelle</text:p>
          </table:table-cell>
          <table:table-cell office:value-type="string" table:style-name="ce36">
            <text:p>Etat</text:p>
          </table:table-cell>
          <table:table-cell table:number-columns-repeated="16377"/>
        </table:table-row>
        <table:table-row table:style-name="ro6">
          <table:table-cell table:number-columns-repeated="2" table:style-name="ce36"/>
          <table:table-cell office:value-type="string" table:style-name="ce37">
            <text:p>TACHE 1</text:p>
          </table:table-cell>
          <table:table-cell table:number-columns-repeated="4" table:style-name="ce36"/>
          <table:table-cell table:number-columns-repeated="16377"/>
        </table:table-row>
        <table:table-row table:style-name="ro7">
          <table:table-cell office:value-type="float" office:value="1" table:style-name="ce23">
            <text:p>1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38">
            <text:p>Paquetage Image : écriture des routines lire_image et put</text:p>
          </table:table-cell>
          <table:table-cell table:style-name="ce39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2" table:style-name="ce23">
            <text:p>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38">
            <text:p>Programme de test du point 1 : OK</text:p>
          </table:table-cell>
          <table:table-cell table:style-name="ce39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3" table:style-name="ce23">
            <text:p>3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38">
            <text:p>Test du paquetage Image</text:p>
          </table:table-cell>
          <table:table-cell office:value-type="string" table:style-name="ce38">
            <text:p>il reste à tester la routine lire_image sur des fichiers incorrects</text:p>
          </table:table-cell>
          <table:table-cell office:value-type="date" office:date-value="2022-01-31T00:00:00" table:style-name="ce25">
            <text:p>31/1/22</text:p>
          </table:table-cell>
          <table:table-cell table:style-name="ce25"/>
          <table:table-cell office:value-type="string" table:style-name="ce23">
            <text:p>en attente</text:p>
          </table:table-cell>
          <table:table-cell table:number-columns-repeated="16377"/>
        </table:table-row>
        <table:table-row table:style-name="ro7">
          <table:table-cell table:style-name="ce23"/>
          <table:table-cell table:style-name="ce25"/>
          <table:table-cell office:value-type="string" table:style-name="ce37">
            <text:p>TACHE 2</text:p>
          </table:table-cell>
          <table:table-cell table:style-name="ce38"/>
          <table:table-cell table:number-columns-repeated="2" table:style-name="ce25"/>
          <table:table-cell table:number-columns-repeated="58" table:style-name="ce23"/>
          <table:table-cell table:number-columns-repeated="16320"/>
        </table:table-row>
        <table:table-row table:style-name="ro6">
          <table:table-cell office:value-type="float" office:value="4" table:style-name="ce23">
            <text:p>4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38">
            <text:p>Ecriture du paquetage Geometrie2D - vecteurs : addition, soustraction, multiplication par un scalaire, norme, distance</text:p>
          </table:table-cell>
          <table:table-cell table:style-name="ce38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8">
          <table:table-cell office:value-type="float" office:value="5" table:style-name="ce23">
            <text:p>5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38">
            <text:p>Tests du point 4 : OK</text:p>
          </table:table-cell>
          <table:table-cell table:style-name="ce38"/>
          <table:table-cell office:value-type="date" office:date-value="2022-01-24T00:00:00" table:style-name="ce25">
            <text:p>24/1/22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23">
            <text:p>terminé</text:p>
          </table:table-cell>
          <table:table-cell table:number-columns-repeated="16377"/>
        </table:table-row>
        <table:table-row table:style-name="ro7">
          <table:table-cell office:value-type="float" office:value="6" table:style-name="ce23">
            <text:p>6</text:p>
          </table:table-cell>
          <table:table-cell office:value-type="date" office:date-value="2022-01-24T00:00:00" table:style-name="ce25">
            <text:p>24/1/22</text:p>
          </table:table-cell>
          <table:table-cell office:value-type="string" table:style-name="ce38">
            <text:p>Ecriture du paquetage Geometrie2D : norme, distance</text:p>
          </table:table-cell>
          <table:table-cell office:value-type="string" table:style-name="ce38">
            <text:p>Manque de temps : différée</text:p>
          </table:table-cell>
          <table:table-cell office:value-type="date" office:date-value="2022-01-31T00:00:00" table:style-name="ce25">
            <text:p>31/1/22</text:p>
          </table:table-cell>
          <table:table-cell table:style-name="ce25"/>
          <table:table-cell office:value-type="string" table:style-name="ce23">
            <text:p>reportée</text:p>
          </table:table-cell>
          <table:table-cell table:number-columns-repeated="16377"/>
        </table:table-row>
        <table:table-row table:number-rows-repeated="1048567" table:style-name="ro5">
          <table:table-cell table:number-columns-repeated="16384"/>
        </table:table-row>
      </table:table>
      <table:database-ranges>
        <table:database-range table:target-range-address="JournalDeBord.C51" table:name="__Anonymous_Sheet_DB__1" table:contains-header="false">
          <table:sort>
            <table:sort-by table:field-number="0" table:order="descending"/>
          </table:sort>
        </table:database-range>
        <table:database-range table:target-range-address="JournalDeBord.C64:JournalDeBord.G68" table:name="__Anonymous_Sheet_DB__13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>
      <number:day number:style="long"/>
      <number:text>/</number:text>
      <number:month number:style="long"/>
      <number:text>/</number:text>
      <number:year/>
    </number:date-style>
    <number:date-style style:name="N37">
      <number:day/>
      <number:text>/</number:text>
      <number:month/>
      <number:text>/</number:text>
      <number:year/>
    </number:date-style>
    <number:currency-style style:name="N38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szafran</meta:initial-creator>
    <dc:creator>Tobias</dc:creator>
    <meta:creation-date>2012-01-19T10:11:01Z</meta:creation-date>
    <dc:date>2022-04-21T15:08:36Z</dc:date>
    <meta:print-date>2022-04-21T14:33:47Z</meta:print-date>
    <meta:editing-cycles>62</meta:editing-cycles>
    <meta:editing-duration>PT60592S</meta:editing-duration>
  </office:meta>
</office:document-meta>
</file>